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d1f50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1d1f50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" officeooo:paragraph-rsid="001cc549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" officeooo:rsid="001cc549" officeooo:paragraph-rsid="001cc549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bold" officeooo:paragraph-rsid="001cc549" style:font-weight-asian="bold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paragraph-rsid="001cc549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rsid="001cc549" officeooo:paragraph-rsid="001cc549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paragraph-rsid="001d1f50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rsid="001d1f50" officeooo:paragraph-rsid="001d1f50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rsid="001d1f50" officeooo:paragraph-rsid="001cc549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" fo:font-weight="bold" officeooo:paragraph-rsid="001cc549" style:font-weight-asian="bold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" fo:font-size="10.5pt" fo:font-weight="normal" officeooo:rsid="001f0ed0" officeooo:paragraph-rsid="001f0ed0" style:font-size-asian="10.5pt" style:font-weight-asian="normal" style:font-size-complex="10.5pt" style:font-weight-complex="normal"/>
    </style:style>
    <style:style style:name="T1" style:family="text">
      <style:text-properties fo:font-variant="normal" fo:text-transform="none" style:font-name="Arial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2" style:family="text">
      <style:text-properties fo:font-variant="normal" fo:text-transform="none" style:font-name="Arial" fo:font-size="10.5pt" fo:letter-spacing="normal" fo:font-style="normal" fo:font-weight="normal" officeooo:rsid="001d1f50" style:font-size-asian="10.5pt" style:font-weight-asian="normal" style:font-size-complex="10.5pt" style:font-weight-complex="normal"/>
    </style:style>
    <style:style style:name="T3" style:family="text">
      <style:text-properties fo:font-variant="normal" fo:text-transform="none" style:font-name="Arial" fo:font-size="10.5pt" fo:letter-spacing="normal" fo:font-style="normal" fo:font-weight="bold" style:font-size-asian="10.5pt" style:font-weight-asian="bold" style:font-size-complex="10.5pt" style:font-weight-complex="bold"/>
    </style:style>
    <style:style style:name="T4" style:family="text">
      <style:text-properties fo:font-variant="normal" fo:text-transform="none" style:text-line-through-style="none" style:text-line-through-type="none" style:font-name="Arial" fo:font-size="10.5pt" fo:letter-spacing="normal" fo:font-style="normal" style:text-underline-style="none" fo:font-weight="normal" style:text-blinking="false" style:font-size-asian="10.5pt" style:font-weight-asian="normal" style:font-size-complex="10.5pt" style:font-weight-complex="normal"/>
    </style:style>
    <style:style style:name="T5" style:family="text">
      <style:text-properties fo:font-variant="normal" fo:text-transform="none" style:text-line-through-style="none" style:text-line-through-type="none" style:font-name="Arial" fo:font-size="10.5pt" fo:letter-spacing="normal" fo:font-style="normal" style:text-underline-style="none" fo:font-weight="normal" style:text-blinking="false" fo:background-color="#ffffff" loext:char-shading-value="0" style:font-size-asian="10.5pt" style:font-weight-asian="normal" style:font-size-complex="10.5pt" style:font-weight-complex="normal"/>
    </style:style>
    <style:style style:name="T6" style:family="text">
      <style:text-properties fo:font-variant="normal" fo:text-transform="none" fo:font-size="10.5pt" fo:letter-spacing="normal" fo:font-style="normal"/>
    </style:style>
    <style:style style:name="T7" style:family="text">
      <style:text-properties fo:font-variant="normal" fo:text-transform="none" fo:font-size="10.5pt" fo:letter-spacing="normal" fo:font-style="normal" fo:font-weight="normal"/>
    </style:style>
    <style:style style:name="T8" style:family="text">
      <style:text-properties fo:font-variant="normal" fo:text-transform="none" fo:font-size="10.5pt" fo:letter-spacing="normal" fo:font-style="normal" fo:font-weight="normal" officeooo:rsid="001cc549"/>
    </style:style>
    <style:style style:name="T9" style:family="text">
      <style:text-properties fo:font-variant="normal" fo:text-transform="none" fo:font-size="10.5pt" fo:letter-spacing="normal" fo:font-style="normal" fo:font-weight="normal" officeooo:rsid="001d1f50"/>
    </style:style>
    <style:style style:name="T10" style:family="text">
      <style:text-properties fo:font-variant="normal" fo:text-transform="none" fo:color="#202124" style:font-name="Arial" fo:font-size="10.5pt" fo:letter-spacing="normal" fo:font-style="normal" fo:font-weight="normal" officeooo:rsid="001d1f50" style:font-size-asian="10.5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Arial" fo:font-size="10.5pt" fo:letter-spacing="normal" fo:font-style="normal" fo:font-weight="normal" officeooo:rsid="001d1f50" style:font-size-asian="10.5pt" style:font-weight-asian="normal" style:font-size-complex="10.5pt" style:font-weight-complex="normal"/>
    </style:style>
    <style:style style:name="T12" style:family="text">
      <style:text-properties fo:color="#000000" style:font-name="Arial" fo:font-size="10pt" fo:font-weight="bold" style:font-size-asian="10pt" style:font-weight-asian="bold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Define qué es un algoritmo y qué es un programa. Indica la diferencia entre ambos.</text:p>
      <text:p text:style-name="P6"/>
      <text:p text:style-name="P7">-Un algoritmo es un conjunto de operaciones que permite hacer un calculo y hallar la solución a un problema.</text:p>
      <text:p text:style-name="P7"/>
      <text:p text:style-name="P7">-Un programa es un plan o proyecto organizado de las distintas actividades que se van a realizar</text:p>
      <text:p text:style-name="P7"/>
      <text:p text:style-name="P4"><text:span text:style-name="T8">U</text:span><text:span text:style-name="T7">n algoritmo engloba unicamente las operaciones y el programa no.</text:span></text:p>
      <text:p text:style-name="P7"/>
      <text:p text:style-name="P7"/>
      <text:p text:style-name="P5">2. Realiza una investigación sobre los lenguajes de alto nivel, frente a los lenguajes de bajo nivel, y la relación entre ambos.</text:p>
      <text:p text:style-name="P8"/>
      <text:p text:style-name="P2"><text:span text:style-name="T1">-Un </text:span><text:span text:style-name="T4">lenguaje de programación </text:span><text:span text:style-name="T1">de alto nivel se caracteriza por expresar los </text:span><text:span text:style-name="T5">algoritmos </text:span><text:span text:style-name="T1">de una <text:s text:c="10"/>manera adecuada a la capacidad</text:span><text:span text:style-name="T3"> </text:span><text:span text:style-name="T2">de comprensión humana.</text:span></text:p>
      <text:p text:style-name="P9"/>
      <text:p text:style-name="P1"><text:span text:style-name="T11">-Un </text:span><text:span text:style-name="T10">lenguaje de bajo nivel se caracteriza por ofrecer al programador control total sobre el hardware <text:s text:c="7"/>en el que se ejecuta permitiendo conseguir el máximo de la velocidad y capacidades del ordenador.</text:span><text:span text:style-name="T2"> </text:span><text:span text:style-name="T12"><text:line-break/></text:span></text:p>
      <text:p text:style-name="P5"/>
      <text:p text:style-name="P5">3. Escribe un algoritmo para cambiar la rueda de un coche</text:p>
      <text:p text:style-name="P5"/>
      <text:p text:style-name="P3"><text:span text:style-name="T7">-</text:span><text:span text:style-name="T9">Elevar el coche</text:span></text:p>
      <text:p text:style-name="P3"><text:span text:style-name="T7">-</text:span><text:span text:style-name="T9">Aflojar las tuercas de la rueda</text:span></text:p>
      <text:p text:style-name="P3"><text:span text:style-name="T7">-</text:span><text:span text:style-name="T9">Quitar las tuercas</text:span></text:p>
      <text:p text:style-name="P10">-Quitar la rueda</text:p>
      <text:p text:style-name="P10">-Poner la rueda nueva</text:p>
      <text:p text:style-name="P10">-Poner las tuercas</text:p>
      <text:p text:style-name="P10">-Apretar las tuercas de la rueda</text:p>
      <text:p text:style-name="P6"/>
      <text:p text:style-name="P6"/>
      <text:p text:style-name="P11"><text:span text:style-name="T6">4. Explica que es un lenguaje compilado y un lenguaje interpretado.</text:span><text:line-break/><text:span text:style-name="T6">Elabora un ranking de lenguajes indicando si son compilados o</text:span><text:line-break/><text:span text:style-name="T6">interpretados.</text:span></text:p>
      <text:p text:style-name="P11"/>
      <text:p text:style-name="P12">Un lenguaje compilado es un lenguaje de programación que generan código de máquina a partir del código fuente.</text:p>
      <text:p text:style-name="P12"/>
      <text:p text:style-name="P12">Un lenguaje interpretado es aquel en el que el sistema traduce una instrucción y la ejecuta.</text:p>
      <text:p text:style-name="P12"/>
      <text:p text:style-name="P12">-Python – Interpretado</text:p>
      <text:p text:style-name="P12">-C - Compilado</text:p>
      <text:p text:style-name="P12">-Java - Interpretado</text:p>
      <text:p text:style-name="P12">-C++ - Compilado</text:p>
      <text:p text:style-name="P12">-C# - Interpreta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20T17:54:27.618000000</meta:creation-date>
    <dc:date>2022-09-22T17:41:13.850000000</dc:date>
    <meta:editing-duration>PT17M47S</meta:editing-duration>
    <meta:editing-cycles>2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23" meta:word-count="248" meta:character-count="1492" meta:non-whitespace-character-count="1247"/>
  </office:meta>
</office:document-meta>
</file>